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992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32">
      <style:table-properties table:display="true" style:writing-mode="lr-tb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0084d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663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10">
      <style:table-cell-properties style:rotation-align="none"/>
    </style:style>
    <style:style style:name="ce16" style:family="table-cell" style:parent-style-name="Default" style:data-style-name="N11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t" table:style-name="ta4">
        <office:forms form:automatic-focus="false" form:apply-design-mode="false"/>
        <table:table-column table:style-name="co1" table:number-columns-repeated="6" table:default-cell-style-name="ce4"/>
        <table:table-column table:style-name="co2" table:default-cell-style-name="ce4"/>
        <table:table-column table:style-name="co1" table:number-columns-repeated="10" table:default-cell-style-name="ce4"/>
        <table:table-column table:style-name="co3" table:default-cell-style-name="ce4"/>
        <table:table-column table:style-name="co1" table:number-columns-repeated="1006" table:default-cell-style-name="ce4"/>
        <table:table-row table:style-name="ro3">
          <table:table-cell table:style-name="ce3"/>
          <table:table-cell table:style-name="ce3" office:value-type="string" calcext:value-type="string">
            <text:p>Tamaño de Bloque 32x32</text:p>
          </table:table-cell>
          <table:table-cell table:style-name="ce3"/>
          <table:table-cell table:style-name="Default" table:number-columns-repeated="6"/>
          <table:table-cell table:number-columns-repeated="2"/>
          <table:table-cell table:style-name="ce3" office:value-type="string" calcext:value-type="string">
            <text:p>Tamaño de Bloque 16x16</text:p>
          </table:table-cell>
          <table:table-cell table:style-name="ce3"/>
          <table:table-cell table:style-name="Default" table:number-columns-repeated="7"/>
          <table:table-cell/>
          <table:table-cell table:style-name="ce3" office:value-type="string" calcext:value-type="string">
            <text:p>Tamaño de Bloque 4x4</text:p>
          </table:table-cell>
          <table:table-cell table:style-name="ce3"/>
          <table:table-cell table:style-name="Default" table:number-columns-repeated="7"/>
          <table:table-cell table:number-columns-repeated="994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5" office:value-type="string" calcext:value-type="string">
            <text:p>Matriz A</text:p>
          </table:table-cell>
          <table:table-cell table:style-name="ce12" office:value-type="string" calcext:value-type="string">
            <text:p>MxN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6" office:value-type="string" calcext:value-type="string">
            <text:p>Matriz B</text:p>
          </table:table-cell>
          <table:table-cell table:style-name="ce13" office:value-type="string" calcext:value-type="string">
            <text:p>NxO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7" office:value-type="string" calcext:value-type="string">
            <text:p>Matriz C</text:p>
          </table:table-cell>
          <table:table-cell table:style-name="ce14" office:value-type="string" calcext:value-type="string">
            <text:p>MxO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2">
          <table:table-cell table:style-name="Default" table:number-columns-repeated="9"/>
          <table:table-cell table:number-columns-repeated="2"/>
          <table:table-cell table:style-name="Default" table:number-columns-repeated="9"/>
          <table:table-cell/>
          <table:table-cell table:style-name="Default" table:number-columns-repeated="9"/>
          <table:table-cell table:number-columns-repeated="994"/>
        </table:table-row>
        <table:table-row table:style-name="ro4">
          <table:table-cell table:style-name="Default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Sin Tiling</text:p>
          </table:table-cell>
          <table:table-cell table:style-name="ce9" office:value-type="string" calcext:value-type="string">
            <text:p>Aceleración</text:p>
          </table:table-cell>
          <table:table-cell table:style-name="ce9" office:value-type="string" calcext:value-type="string">
            <text:p>Con Tiling</text:p>
          </table:table-cell>
          <table:table-cell table:style-name="ce9" office:value-type="string" calcext:value-type="string">
            <text:p>Aceleración</text:p>
          </table:table-cell>
          <table:table-cell table:number-columns-repeated="2"/>
          <table:table-cell table:style-name="Default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Sin Tiling</text:p>
          </table:table-cell>
          <table:table-cell table:style-name="ce9" office:value-type="string" calcext:value-type="string">
            <text:p>Aceleración</text:p>
          </table:table-cell>
          <table:table-cell table:style-name="ce9" office:value-type="string" calcext:value-type="string">
            <text:p>Con Tiling</text:p>
          </table:table-cell>
          <table:table-cell table:style-name="ce9" office:value-type="string" calcext:value-type="string">
            <text:p>Aceleración</text:p>
          </table:table-cell>
          <table:table-cell/>
          <table:table-cell table:style-name="Default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N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Secuencial</text:p>
          </table:table-cell>
          <table:table-cell table:style-name="ce9" office:value-type="string" calcext:value-type="string">
            <text:p>Sin Tiling</text:p>
          </table:table-cell>
          <table:table-cell table:style-name="ce9" office:value-type="string" calcext:value-type="string">
            <text:p>Aceleración</text:p>
          </table:table-cell>
          <table:table-cell table:style-name="ce9" office:value-type="string" calcext:value-type="string">
            <text:p>Con Tiling</text:p>
          </table:table-cell>
          <table:table-cell table:style-name="ce9" office:value-type="string" calcext:value-type="string">
            <text:p>Aceleración</text:p>
          </table:table-cell>
          <table:table-cell table:number-columns-repeated="99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5" office:value-type="float" office:value="0.000002" calcext:value-type="float">
            <text:p>0,000002</text:p>
          </table:table-cell>
          <table:table-cell table:style-name="ce15" office:value-type="float" office:value="0.000045" calcext:value-type="float">
            <text:p>0,000045</text:p>
          </table:table-cell>
          <table:table-cell table:style-name="ce15" table:formula="of:=[.E8]/[.F8]" office:value-type="float" office:value="0.0444444444444444" calcext:value-type="float">
            <text:p>0,044444</text:p>
          </table:table-cell>
          <table:table-cell table:style-name="ce15" office:value-type="float" office:value="0.00003" calcext:value-type="float">
            <text:p>0,000030</text:p>
          </table:table-cell>
          <table:table-cell table:formula="of:=[.E8]/[.H8]" office:value-type="float" office:value="0.0666666666666667" calcext:value-type="float">
            <text:p>0,06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0.000001" calcext:value-type="float">
            <text:p>0,000001</text:p>
          </table:table-cell>
          <table:table-cell table:style-name="ce15" office:value-type="float" office:value="0.000043" calcext:value-type="float">
            <text:p>0,000043</text:p>
          </table:table-cell>
          <table:table-cell table:style-name="ce15" table:formula="of:=[.P8]/[.Q8]" office:value-type="float" office:value="0.0232558139534884" calcext:value-type="float">
            <text:p>0,023256</text:p>
          </table:table-cell>
          <table:table-cell table:style-name="ce15" office:value-type="float" office:value="0.000026" calcext:value-type="float">
            <text:p>0,000026</text:p>
          </table:table-cell>
          <table:table-cell table:formula="of:=[.P8]/[.S8]" office:value-type="float" office:value="0.0384615384615385" calcext:value-type="float">
            <text:p>0,0384615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office:value-type="float" office:value="0.000001" calcext:value-type="float">
            <text:p>0,000001</text:p>
          </table:table-cell>
          <table:table-cell table:style-name="ce15" office:value-type="float" office:value="0.000048" calcext:value-type="float">
            <text:p>0,000048</text:p>
          </table:table-cell>
          <table:table-cell table:style-name="ce15" table:formula="of:=[.Z8]/[.AA8]" office:value-type="float" office:value="0.0208333333333333" calcext:value-type="float">
            <text:p>0,020833</text:p>
          </table:table-cell>
          <table:table-cell table:style-name="ce15" office:value-type="float" office:value="0.000027" calcext:value-type="float">
            <text:p>0,000027</text:p>
          </table:table-cell>
          <table:table-cell table:formula="of:=[.Z8]/[.AC8]" office:value-type="float" office:value="0.037037037037037" calcext:value-type="float">
            <text:p>0,037037037</text:p>
          </table:table-cell>
          <table:table-cell table:number-columns-repeated="99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0106" calcext:value-type="float">
            <text:p>0,000106</text:p>
          </table:table-cell>
          <table:table-cell table:style-name="ce15" office:value-type="float" office:value="0.000054" calcext:value-type="float">
            <text:p>0,000054</text:p>
          </table:table-cell>
          <table:table-cell table:style-name="ce15" table:formula="of:=[.E9]/[.F9]" office:value-type="float" office:value="1.96296296296296" calcext:value-type="float">
            <text:p>1,962963</text:p>
          </table:table-cell>
          <table:table-cell table:style-name="ce15" office:value-type="float" office:value="0.000031" calcext:value-type="float">
            <text:p>0,000031</text:p>
          </table:table-cell>
          <table:table-cell table:formula="of:=[.E9]/[.H9]" office:value-type="float" office:value="3.41935483870968" calcext:value-type="float">
            <text:p>3,41935483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0105" calcext:value-type="float">
            <text:p>0,000105</text:p>
          </table:table-cell>
          <table:table-cell table:style-name="ce15" office:value-type="float" office:value="0.000055" calcext:value-type="float">
            <text:p>0,000055</text:p>
          </table:table-cell>
          <table:table-cell table:style-name="ce15" table:formula="of:=[.P9]/[.Q9]" office:value-type="float" office:value="1.90909090909091" calcext:value-type="float">
            <text:p>1,909091</text:p>
          </table:table-cell>
          <table:table-cell table:style-name="ce15" office:value-type="float" office:value="0.000028" calcext:value-type="float">
            <text:p>0,000028</text:p>
          </table:table-cell>
          <table:table-cell table:formula="of:=[.P9]/[.S9]" office:value-type="float" office:value="3.75" calcext:value-type="float">
            <text:p>3,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00054" calcext:value-type="float">
            <text:p>0,000054</text:p>
          </table:table-cell>
          <table:table-cell table:style-name="ce15" office:value-type="float" office:value="0.000055" calcext:value-type="float">
            <text:p>0,000055</text:p>
          </table:table-cell>
          <table:table-cell table:style-name="ce15" table:formula="of:=[.Z9]/[.AA9]" office:value-type="float" office:value="0.981818181818182" calcext:value-type="float">
            <text:p>0,981818</text:p>
          </table:table-cell>
          <table:table-cell table:style-name="ce15" office:value-type="float" office:value="0.000033" calcext:value-type="float">
            <text:p>0,000033</text:p>
          </table:table-cell>
          <table:table-cell table:formula="of:=[.Z9]/[.AC9]" office:value-type="float" office:value="1.63636363636364" calcext:value-type="float">
            <text:p>1,6363636364</text:p>
          </table:table-cell>
          <table:table-cell table:number-columns-repeated="99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0.003322" calcext:value-type="float">
            <text:p>0,003322</text:p>
          </table:table-cell>
          <table:table-cell table:style-name="ce15" office:value-type="float" office:value="0.000084" calcext:value-type="float">
            <text:p>0,000084</text:p>
          </table:table-cell>
          <table:table-cell table:style-name="ce15" table:formula="of:=[.E10]/[.F10]" office:value-type="float" office:value="39.547619047619" calcext:value-type="float">
            <text:p>39,547619</text:p>
          </table:table-cell>
          <table:table-cell table:style-name="ce15" office:value-type="float" office:value="0.00005" calcext:value-type="float">
            <text:p>0,000050</text:p>
          </table:table-cell>
          <table:table-cell table:formula="of:=[.E10]/[.H10]" office:value-type="float" office:value="66.44" calcext:value-type="float">
            <text:p>66,4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0.002287" calcext:value-type="float">
            <text:p>0,002287</text:p>
          </table:table-cell>
          <table:table-cell table:style-name="ce15" office:value-type="float" office:value="0.000078" calcext:value-type="float">
            <text:p>0,000078</text:p>
          </table:table-cell>
          <table:table-cell table:style-name="ce15" table:formula="of:=[.P10]/[.Q10]" office:value-type="float" office:value="29.3205128205128" calcext:value-type="float">
            <text:p>29,320513</text:p>
          </table:table-cell>
          <table:table-cell table:style-name="ce15" office:value-type="float" office:value="0.000048" calcext:value-type="float">
            <text:p>0,000048</text:p>
          </table:table-cell>
          <table:table-cell table:formula="of:=[.P10]/[.S10]" office:value-type="float" office:value="47.6458333333333" calcext:value-type="float">
            <text:p>47,6458333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15" office:value-type="float" office:value="0.003308" calcext:value-type="float">
            <text:p>0,003308</text:p>
          </table:table-cell>
          <table:table-cell table:style-name="ce15" office:value-type="float" office:value="0.00011" calcext:value-type="float">
            <text:p>0,000110</text:p>
          </table:table-cell>
          <table:table-cell table:style-name="ce15" table:formula="of:=[.Z10]/[.AA10]" office:value-type="float" office:value="30.0727272727273" calcext:value-type="float">
            <text:p>30,072727</text:p>
          </table:table-cell>
          <table:table-cell table:style-name="ce15" office:value-type="float" office:value="0.00008" calcext:value-type="float">
            <text:p>0,000080</text:p>
          </table:table-cell>
          <table:table-cell table:formula="of:=[.Z10]/[.AC10]" office:value-type="float" office:value="41.35" calcext:value-type="float">
            <text:p>41,35</text:p>
          </table:table-cell>
          <table:table-cell table:number-columns-repeated="99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122176" calcext:value-type="float">
            <text:p>0,122176</text:p>
          </table:table-cell>
          <table:table-cell table:style-name="ce15" office:value-type="float" office:value="0.001097" calcext:value-type="float">
            <text:p>0,001097</text:p>
          </table:table-cell>
          <table:table-cell table:style-name="ce15" table:formula="of:=[.E11]/[.F11]" office:value-type="float" office:value="111.372835004558" calcext:value-type="float">
            <text:p>111,372835</text:p>
          </table:table-cell>
          <table:table-cell table:style-name="ce15" office:value-type="float" office:value="0.000744" calcext:value-type="float">
            <text:p>0,000744</text:p>
          </table:table-cell>
          <table:table-cell table:formula="of:=[.E11]/[.H11]" office:value-type="float" office:value="164.215053763441" calcext:value-type="float">
            <text:p>164,215053763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129508" calcext:value-type="float">
            <text:p>0,129508</text:p>
          </table:table-cell>
          <table:table-cell table:style-name="ce15" office:value-type="float" office:value="0.001521" calcext:value-type="float">
            <text:p>0,001521</text:p>
          </table:table-cell>
          <table:table-cell table:style-name="ce15" table:formula="of:=[.P11]/[.Q11]" office:value-type="float" office:value="85.146614069691" calcext:value-type="float">
            <text:p>85,146614</text:p>
          </table:table-cell>
          <table:table-cell table:style-name="ce15" office:value-type="float" office:value="0.001044" calcext:value-type="float">
            <text:p>0,001044</text:p>
          </table:table-cell>
          <table:table-cell table:formula="of:=[.P11]/[.S11]" office:value-type="float" office:value="124.049808429119" calcext:value-type="float">
            <text:p>124,04980842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125298" calcext:value-type="float">
            <text:p>0,125298</text:p>
          </table:table-cell>
          <table:table-cell table:style-name="ce15" office:value-type="float" office:value="0.003308" calcext:value-type="float">
            <text:p>0,003308</text:p>
          </table:table-cell>
          <table:table-cell table:style-name="ce15" table:formula="of:=[.Z11]/[.AA11]" office:value-type="float" office:value="37.8772672309553" calcext:value-type="float">
            <text:p>37,877267</text:p>
          </table:table-cell>
          <table:table-cell table:style-name="ce15" office:value-type="float" office:value="0.002415" calcext:value-type="float">
            <text:p>0,002415</text:p>
          </table:table-cell>
          <table:table-cell table:formula="of:=[.Z11]/[.AC11]" office:value-type="float" office:value="51.8832298136646" calcext:value-type="float">
            <text:p>51,8832298137</text:p>
          </table:table-cell>
          <table:table-cell table:number-columns-repeated="99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265341" calcext:value-type="float">
            <text:p>0,265341</text:p>
          </table:table-cell>
          <table:table-cell table:style-name="ce15" office:value-type="float" office:value="0.001737" calcext:value-type="float">
            <text:p>0,001737</text:p>
          </table:table-cell>
          <table:table-cell table:style-name="ce15" table:formula="of:=[.E12]/[.F12]" office:value-type="float" office:value="152.758203799655" calcext:value-type="float">
            <text:p>152,758204</text:p>
          </table:table-cell>
          <table:table-cell table:style-name="ce15" office:value-type="float" office:value="0.000856" calcext:value-type="float">
            <text:p>0,000856</text:p>
          </table:table-cell>
          <table:table-cell table:formula="of:=[.E12]/[.H12]" office:value-type="float" office:value="309.977803738318" calcext:value-type="float">
            <text:p>309,97780373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261021" calcext:value-type="float">
            <text:p>0,261021</text:p>
          </table:table-cell>
          <table:table-cell table:style-name="ce15" office:value-type="float" office:value="0.001999" calcext:value-type="float">
            <text:p>0,001999</text:p>
          </table:table-cell>
          <table:table-cell table:style-name="ce15" table:formula="of:=[.P12]/[.Q12]" office:value-type="float" office:value="130.575787893947" calcext:value-type="float">
            <text:p>130,575788</text:p>
          </table:table-cell>
          <table:table-cell table:style-name="ce15" office:value-type="float" office:value="0.00093" calcext:value-type="float">
            <text:p>0,000930</text:p>
          </table:table-cell>
          <table:table-cell table:formula="of:=[.P12]/[.S12]" office:value-type="float" office:value="280.667741935484" calcext:value-type="float">
            <text:p>280,66774193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table:style-name="ce15" office:value-type="float" office:value="0.268833" calcext:value-type="float">
            <text:p>0,268833</text:p>
          </table:table-cell>
          <table:table-cell table:style-name="ce15" office:value-type="float" office:value="0.006025" calcext:value-type="float">
            <text:p>0,006025</text:p>
          </table:table-cell>
          <table:table-cell table:style-name="ce15" table:formula="of:=[.Z12]/[.AA12]" office:value-type="float" office:value="44.6195850622407" calcext:value-type="float">
            <text:p>44,619585</text:p>
          </table:table-cell>
          <table:table-cell table:style-name="ce15" office:value-type="float" office:value="0.00466" calcext:value-type="float">
            <text:p>0,004660</text:p>
          </table:table-cell>
          <table:table-cell table:formula="of:=[.Z12]/[.AC12]" office:value-type="float" office:value="57.6894849785408" calcext:value-type="float">
            <text:p>57,6894849785</text:p>
          </table:table-cell>
          <table:table-cell table:number-columns-repeated="99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style-name="ce16" office:value-type="float" office:value="2.012157" calcext:value-type="float">
            <text:p>2,012157</text:p>
          </table:table-cell>
          <table:table-cell office:value-type="float" office:value="0.010715" calcext:value-type="float">
            <text:p>0,010715</text:p>
          </table:table-cell>
          <table:table-cell table:style-name="ce15" table:formula="of:=[.E13]/[.F13]" office:value-type="float" office:value="187.788800746617" calcext:value-type="float">
            <text:p>187,788801</text:p>
          </table:table-cell>
          <table:table-cell office:value-type="float" office:value="0.004931" calcext:value-type="float">
            <text:p>0,004931</text:p>
          </table:table-cell>
          <table:table-cell table:formula="of:=[.E13]/[.H13]" office:value-type="float" office:value="408.06266477388" calcext:value-type="float">
            <text:p>408,062664773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style-name="ce16" office:value-type="float" office:value="2.019549" calcext:value-type="float">
            <text:p>2,019549</text:p>
          </table:table-cell>
          <table:table-cell office:value-type="float" office:value="0.012811" calcext:value-type="float">
            <text:p>0,012811</text:p>
          </table:table-cell>
          <table:table-cell table:style-name="ce15" table:formula="of:=[.P13]/[.Q13]" office:value-type="float" office:value="157.64179220982" calcext:value-type="float">
            <text:p>157,641792</text:p>
          </table:table-cell>
          <table:table-cell office:value-type="float" office:value="0.005706" calcext:value-type="float">
            <text:p>0,005706</text:p>
          </table:table-cell>
          <table:table-cell table:formula="of:=[.P13]/[.S13]" office:value-type="float" office:value="353.934279705573" calcext:value-type="float">
            <text:p>353,93427970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024" calcext:value-type="float">
            <text:p>1024</text:p>
          </table:table-cell>
          <table:table-cell table:style-name="ce16" office:value-type="float" office:value="2.515245" calcext:value-type="float">
            <text:p>2,515245</text:p>
          </table:table-cell>
          <table:table-cell office:value-type="float" office:value="0.045548" calcext:value-type="float">
            <text:p>0,045548</text:p>
          </table:table-cell>
          <table:table-cell table:style-name="ce15" table:formula="of:=[.Z13]/[.AA13]" office:value-type="float" office:value="55.2218538684465" calcext:value-type="float">
            <text:p>55,221854</text:p>
          </table:table-cell>
          <table:table-cell office:value-type="float" office:value="0.03497" calcext:value-type="float">
            <text:p>0,03497</text:p>
          </table:table-cell>
          <table:table-cell table:formula="of:=[.Z13]/[.AC13]" office:value-type="float" office:value="71.9257935373177" calcext:value-type="float">
            <text:p>71,9257935373</text:p>
          </table:table-cell>
          <table:table-cell table:number-columns-repeated="994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GRAFICAS TIEMPO EJECUCIÓN.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table:style-name="Default">
            <draw:frame table:end-cell-address="Int.I33" table:end-x="1.002cm" table:end-y="0.239cm" draw:z-index="0" draw:name="Tiempo Ejecución Secuencial" draw:style-name="gr1" draw:text-style-name="P1" svg:width="16.124cm" svg:height="7.745cm" svg:x="0.153cm" svg:y="0.283cm">
              <draw:object draw:notify-on-update-of-ranges="Int.A8:Int.A13 Int.E8:Int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8"/>
          <table:table-cell>
            <draw:frame table:end-cell-address="Int.S33" table:end-x="1.649cm" table:end-y="0.085cm" draw:z-index="4" draw:name="Tiempo Ejecución Secuencial" draw:style-name="gr1" draw:text-style-name="P1" svg:width="16.122cm" svg:height="7.745cm" svg:x="1.24cm" svg:y="0.129cm">
              <draw:object draw:notify-on-update-of-ranges="Int.L8:Int.L13 Int.P8:Int.P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"/>
          <table:table-cell>
            <draw:frame table:end-cell-address="Int.AD33" table:end-x="1.285cm" table:end-y="0.274cm" draw:z-index="8" draw:name="Tiempo Ejecución Secuencial" draw:style-name="gr1" draw:text-style-name="P1" svg:width="16.12cm" svg:height="7.745cm" svg:x="0.007cm" svg:y="0.318cm">
              <draw:object draw:notify-on-update-of-ranges="Int.V8:Int.V13 Int.Z8:Int.Z1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01"/>
        </table:table-row>
        <table:table-row table:style-name="ro2">
          <table:table-cell/>
          <table:table-cell office:value-type="string" calcext:value-type="string">
            <text:p>Tiempo ejecución secuencial</text:p>
          </table:table-cell>
          <table:table-cell table:style-name="Default"/>
          <table:table-cell table:number-columns-repeated="1021"/>
        </table:table-row>
        <table:table-row table:style-name="ro2" table:number-rows-repeated="20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>
            <draw:frame table:end-cell-address="Int.I55" table:end-x="0.955cm" table:end-y="0.22cm" draw:z-index="1" draw:name="Tiempo Ejecución Paralelo Sin Tiling" draw:style-name="gr1" draw:text-style-name="P1" svg:width="16.106cm" svg:height="7.764cm" svg:x="0.124cm" svg:y="0.247cm">
              <draw:object draw:notify-on-update-of-ranges="Int.A8:Int.A13 Int.F8:Int.F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 table:number-columns-repeated="9"/>
          <table:table-cell>
            <draw:frame table:end-cell-address="Int.T55" table:end-x="0.411cm" table:end-y="0.261cm" draw:z-index="5" draw:name="Tiempo Ejecución Secuencial" draw:style-name="gr1" draw:text-style-name="P1" svg:width="16.122cm" svg:height="7.747cm" svg:x="0.002cm" svg:y="0.305cm">
              <draw:object draw:notify-on-update-of-ranges="Int.L8:Int.L13 Int.Q8:Int.Q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9"/>
          <table:table-cell>
            <draw:frame table:end-cell-address="Int.AD55" table:end-x="1.285cm" table:end-y="0.316cm" draw:z-index="9" draw:name="Tiempo Ejecución Secuencial" draw:style-name="gr1" draw:text-style-name="P1" svg:width="16.12cm" svg:height="7.747cm" svg:x="0.007cm" svg:y="0.36cm">
              <draw:object draw:notify-on-update-of-ranges="Int.V8:Int.V13 Int.AA8:Int.AA13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0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empo ejecución paralelo sin tiling</text:p>
          </table:table-cell>
          <table:table-cell table:style-name="Default"/>
          <table:table-cell table:number-columns-repeated="1021"/>
        </table:table-row>
        <table:table-row table:style-name="ro2" table:number-rows-repeated="16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8"/>
          <table:table-cell>
            <draw:frame table:end-cell-address="Int.T75" table:end-x="0.274cm" table:end-y="0.109cm" draw:z-index="6" draw:name="Tiempo Ejecución Secuencial" draw:style-name="gr1" draw:text-style-name="P1" svg:width="16.122cm" svg:height="7.745cm" svg:x="1.985cm" svg:y="0.153cm">
              <draw:object draw:notify-on-update-of-ranges="Int.L8:Int.L13 Int.S8:Int.S13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9"/>
          <table:table-cell>
            <draw:frame table:end-cell-address="Int.AD74" table:end-x="1.259cm" table:end-y="0.378cm" draw:z-index="10" draw:name="Tiempo Ejecución Secuencial" draw:style-name="gr1" draw:text-style-name="P1" svg:width="16.12cm" svg:height="7.747cm" svg:x="2.101cm" svg:y="-0.065cm">
              <draw:object draw:notify-on-update-of-ranges="Int.V8:Int.V13 Int.AC8:Int.AC13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/>
          <table:table-cell table:style-name="Default">
            <draw:frame table:end-cell-address="Int.I76" table:end-x="1.058cm" table:end-y="0.079cm" draw:z-index="2" draw:name="Tiempo Ejecución Secuencial" draw:style-name="gr1" draw:text-style-name="P1" svg:width="16.106cm" svg:height="7.761cm" svg:x="0.227cm" svg:y="0.108cm">
              <draw:object draw:notify-on-update-of-ranges="Int.A8:Int.A13 Int.H8:Int.H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 table:number-columns-repeated="1021"/>
        </table:table-row>
        <table:table-row table:style-name="ro2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iempo ejecución paralelo con tiling</text:p>
          </table:table-cell>
          <table:table-cell table:style-name="Default"/>
          <table:table-cell table:number-columns-repeated="1021"/>
        </table:table-row>
        <table:table-row table:style-name="ro2" table:number-rows-repeated="19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ce9" office:value-type="string" calcext:value-type="string">
            <text:p>GRAFICAS ACELERACIÓN.</text:p>
          </table:table-cell>
          <table:table-cell table:style-name="Default"/>
          <table:table-cell table:number-columns-repeated="9"/>
          <table:table-cell table:style-name="ce9" office:value-type="string" calcext:value-type="string">
            <text:p>GRAFICAS ACELERACIÓN.</text:p>
          </table:table-cell>
          <table:table-cell table:style-name="Default"/>
          <table:table-cell table:number-columns-repeated="8"/>
          <table:table-cell table:style-name="ce9" office:value-type="string" calcext:value-type="string">
            <text:p>GRAFICAS ACELERACIÓN.</text:p>
          </table:table-cell>
          <table:table-cell table:style-name="Default"/>
          <table:table-cell table:number-columns-repeated="1000"/>
        </table:table-row>
        <table:table-row table:style-name="ro2">
          <table:table-cell/>
          <table:table-cell table:style-name="ce10" office:value-type="string" calcext:value-type="string" table:number-columns-spanned="2" table:number-rows-spanned="1">
            <text:p>Azul - Con Tiling</text:p>
          </table:table-cell>
          <table:covered-table-cell table:style-name="ce10"/>
          <table:table-cell table:number-columns-repeated="9"/>
          <table:table-cell table:style-name="ce10" office:value-type="string" calcext:value-type="string" table:number-columns-spanned="2" table:number-rows-spanned="1">
            <text:p>Azul - Con Tiling</text:p>
          </table:table-cell>
          <table:covered-table-cell table:style-name="ce10"/>
          <table:table-cell table:number-columns-repeated="8"/>
          <table:table-cell table:style-name="ce10" office:value-type="string" calcext:value-type="string" table:number-columns-spanned="2" table:number-rows-spanned="1">
            <text:p>Azul - Con Tiling</text:p>
          </table:table-cell>
          <table:covered-table-cell table:style-name="ce10"/>
          <table:table-cell table:number-columns-repeated="1000"/>
        </table:table-row>
        <table:table-row table:style-name="ro2">
          <table:table-cell/>
          <table:table-cell table:style-name="ce11" office:value-type="string" calcext:value-type="string" table:number-columns-spanned="2" table:number-rows-spanned="1">
            <text:p>Naranja - Sin Tiling</text:p>
          </table:table-cell>
          <table:covered-table-cell table:style-name="ce11"/>
          <table:table-cell table:number-columns-repeated="9"/>
          <table:table-cell table:style-name="ce11" office:value-type="string" calcext:value-type="string" table:number-columns-spanned="2" table:number-rows-spanned="1">
            <text:p>Naranja - Sin Tiling</text:p>
          </table:table-cell>
          <table:covered-table-cell table:style-name="ce11"/>
          <table:table-cell table:number-columns-repeated="8"/>
          <table:table-cell table:style-name="ce11" office:value-type="string" calcext:value-type="string" table:number-columns-spanned="2" table:number-rows-spanned="1">
            <text:p>Naranja - Sin Tiling</text:p>
          </table:table-cell>
          <table:covered-table-cell table:style-name="ce11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Int.I104" table:end-x="0.808cm" table:end-y="0.09cm" draw:z-index="3" draw:style-name="gr1" draw:text-style-name="P1" svg:width="16.106cm" svg:height="7.729cm" svg:x="2.097cm" svg:y="0.152cm">
              <draw:object draw:notify-on-update-of-ranges="Int.A8:Int.A13 Int.I8:Int.I13 Int.A8:Int.A13 Int.G8:Int.G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1"/>
          <table:table-cell>
            <draw:frame table:end-cell-address="Int.T104" table:end-x="0.42cm" table:end-y="0.28cm" draw:z-index="7" draw:style-name="gr1" draw:text-style-name="P1" svg:width="16.104cm" svg:height="7.729cm" svg:x="0.029cm" svg:y="0.342cm">
              <draw:object draw:notify-on-update-of-ranges="Int.L8:Int.L13 Int.R8:Int.R13 Int.L8:Int.L13 Int.T8:Int.T13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9"/>
          <table:table-cell>
            <draw:frame table:end-cell-address="Int.AD103" table:end-x="1.267cm" table:end-y="0.387cm" draw:z-index="11" draw:style-name="gr1" draw:text-style-name="P1" svg:width="16.102cm" svg:height="7.729cm" svg:x="0.007cm" svg:y="-0.038cm">
              <draw:object draw:notify-on-update-of-ranges="Int.V8:Int.V13 Int.AB8:Int.AB13 Int.V8:Int.V13 Int.AD8:Int.AD1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>
        <table:table-column table:style-name="co1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3">
        <table:table-column table:style-name="co1" table:number-columns-repeated="1024" table:default-cell-style-name="ce2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6" number:min-integer-digits="1"/>
    </number:number-style>
    <number:number-style style:name="N111">
      <number:number number:decimal-places="6" number:min-integer-digits="1" number:grouping="true"/>
    </number:number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O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O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O">
      <loext:fill-character> </loext:fill-character>
      <number:text>- </number:text>
    </number:number-style>
    <number:text-style style:name="N10125" number:language="es" number:country="CO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s" number:country="CO">
      <number:currency-symbol/>
      <number:text> </number:text>
      <loext:fill-character> </loext:fill-character>
      <number:number number:decimal-places="0" number:min-integer-digits="1" number:grouping="true"/>
      <number:text> </number:text>
    </number:currency-style>
    <number:currency-style style:name="N10129P1" style:volatile="true" number:language="es" number:country="CO">
      <number:currency-symbol/>
      <number:text> </number:text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29P2" style:volatile="true" number:language="es" number:country="CO">
      <number:currency-symbol/>
      <number:text> </number:text>
      <loext:fill-character> </loext:fill-character>
      <number:text>- </number:text>
    </number:currency-style>
    <number:text-style style:name="N10129" number:language="es" number:country="CO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O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O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O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s" number:country="CO">
      <number:currency-symbol/>
      <number:text> </number:text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s" number:country="CO">
      <number:currency-symbol/>
      <number:text> </number:text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s" number:country="CO">
      <number:currency-symbol/>
      <number:text> </number:text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s" number:country="CO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0:02:13.911619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32" style:display-name="PageStyle_3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0:12:44</meta:creation-date>
    <meta:initial-creator>Usuario UTP</meta:initial-creator>
    <dc:language>es</dc:language>
    <dc:date>2015-03-17T00:14:28.095732201</dc:date>
    <meta:editing-cycles>10</meta:editing-cycles>
    <meta:editing-duration>PT1H13M45S</meta:editing-duration>
    <meta:generator>LibreOffice/4.3.2.2$Linux_x86 LibreOffice_project/edfb5295ba211bd31ad47d0bad0118690f76407d</meta:generator>
    <meta:document-statistic meta:table-count="3" meta:cell-count="2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5.081cm" svg:y="0.288cm" chart:style-name="ch2">
          <text:p>Tiempo Ejecución Secuencial</text:p>
        </chart:title>
        <chart:subtitle svg:x="7.462cm" svg:y="1.245cm" chart:style-name="ch3">
          <text:p>32x32</text:p>
        </chart:subtitle>
        <chart:plot-area chart:style-name="ch4" table:cell-range-address="Int.A8:Int.A13 Int.E8:Int.E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E8:Int.E13" chart:label-cell-address="Int.A8:Int.A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A8:Int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2">
                <text:p>0.000002</text:p>
                <draw:g>
                  <svg:desc>Int.E8:Int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22">
                <text:p>0.003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2176">
                <text:p>0.122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5341">
                <text:p>0.265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2157">
                <text:p>2.012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79cm" svg:y="0.288cm" chart:style-name="ch2">
          <text:p>Tiempo Ejecución Paralelo Sin TIling</text:p>
        </chart:title>
        <chart:subtitle svg:x="7.673cm" svg:y="1.245cm" chart:style-name="ch3">
          <text:p>4x4</text:p>
        </chart:subtitle>
        <chart:plot-area chart:style-name="ch4" table:cell-range-address="Int.V8:Int.V13 Int.AA8:Int.AA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AA8:Int.AA13" chart:label-cell-address="Int.V8:Int.V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V8:Int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8">
                <text:p>0.000048</text:p>
                <draw:g>
                  <svg:desc>Int.AA8:Int.A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025">
                <text:p>0.006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5548">
                <text:p>0.0455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26cm" svg:y="0.288cm" chart:style-name="ch2">
          <text:p>Tiempo Ejecución Paralelo Con Tiling</text:p>
        </chart:title>
        <chart:subtitle svg:x="7.673cm" svg:y="1.245cm" chart:style-name="ch3">
          <text:p>4x4</text:p>
        </chart:subtitle>
        <chart:plot-area chart:style-name="ch4" table:cell-range-address="Int.V8:Int.V13 Int.AC8:Int.AC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AC8:Int.AC13" chart:label-cell-address="Int.V8:Int.V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V8:Int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7">
                <text:p>0.000027</text:p>
                <draw:g>
                  <svg:desc>Int.AC8:Int.A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">
                <text:p>0.00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415">
                <text:p>0.002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66">
                <text:p>0.00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497">
                <text:p>0.0349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03cm" svg:height="7.73cm" xlink:href=".." xlink:type="simple" chart:class="chart:line" chart:style-name="ch1">
        <chart:title svg:x="4.78cm" svg:y="0.29cm" chart:style-name="ch2">
          <text:p>Aceleración con tiling y sin tiling</text:p>
        </chart:title>
        <chart:subtitle svg:x="7.663cm" svg:y="1.249cm" chart:style-name="ch3">
          <text:p>4x4</text:p>
        </chart:subtitle>
        <chart:plot-area chart:style-name="ch4" table:cell-range-address="Int.V8:Int.V13 Int.AB8:Int.AB13 Int.AD8:Int.AD13" chart:data-source-has-labels="row" svg:x="0.322cm" svg:y="2.112cm" svg:width="15.459cm" svg:height="5.464cm">
          <chartooo:coordinate-region svg:x="0.943cm" svg:y="2.312cm" svg:width="14.744cm" svg:height="4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AB8:Int.AB13" chart:label-cell-address="Int.V8:Int.V13" chart:class="chart:line">
            <chart:data-point chart:repeated="6"/>
          </chart:series>
          <chart:series chart:style-name="ch9" chart:values-cell-range-address="Int.AD8:Int.AD13" chart:label-cell-address="Int.V8:Int.V13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V8:Int.V13</svg:desc>
                </draw:g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V8:Int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08333333333333">
                <text:p>0.0208333333333333</text:p>
                <draw:g>
                  <svg:desc>Int.AB8:Int.AB13</svg:desc>
                </draw:g>
              </table:table-cell>
              <table:table-cell office:value-type="float" office:value="0.037037037037037">
                <text:p>0.037037037037037</text:p>
                <draw:g>
                  <svg:desc>Int.AD8:Int.A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818181818182">
                <text:p>0.981818181818182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0727272727273">
                <text:p>30.0727272727273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8772672309553">
                <text:p>37.8772672309553</text:p>
              </table:table-cell>
              <table:table-cell office:value-type="float" office:value="51.8832298136646">
                <text:p>51.8832298136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6195850622407">
                <text:p>44.6195850622407</text:p>
              </table:table-cell>
              <table:table-cell office:value-type="float" office:value="57.6894849785408">
                <text:p>57.6894849785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2218538684465">
                <text:p>55.2218538684465</text:p>
              </table:table-cell>
              <table:table-cell office:value-type="float" office:value="71.9257935373177">
                <text:p>71.92579353731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05cm" svg:height="7.657cm" xlink:href=".." xlink:type="simple" chart:class="chart:line" chart:style-name="ch1">
        <chart:title svg:x="4.463cm" svg:y="0.289cm" chart:style-name="ch2">
          <text:p>Tiempo Ejecución Paralelo sin tiling</text:p>
        </chart:title>
        <chart:subtitle svg:x="7.453cm" svg:y="1.247cm" chart:style-name="ch3">
          <text:p>32x32</text:p>
        </chart:subtitle>
        <chart:plot-area chart:style-name="ch4" table:cell-range-address="Int.A8:Int.A13 Int.F8:Int.F13" chart:data-source-has-labels="row" svg:x="0.322cm" svg:y="2.109cm" svg:width="15.461cm" svg:height="5.395cm">
          <chartooo:coordinate-region svg:x="1.975cm" svg:y="2.309cm" svg:width="13.714cm" svg:height="4.5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F8:Int.F13" chart:label-cell-address="Int.A8:Int.A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A8:Int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5">
                <text:p>0.000045</text:p>
                <draw:g>
                  <svg:desc>Int.F8:Int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97">
                <text:p>0.001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37">
                <text:p>0.001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0715">
                <text:p>0.010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05cm" svg:height="7.658cm" xlink:href=".." xlink:type="simple" chart:class="chart:line" chart:style-name="ch1">
        <chart:title svg:x="4.344cm" svg:y="0.289cm" chart:style-name="ch2">
          <text:p>Tiempo ejecución Paralelo Con Tiling</text:p>
        </chart:title>
        <chart:subtitle svg:x="7.453cm" svg:y="1.247cm" chart:style-name="ch3">
          <text:p>32x32</text:p>
        </chart:subtitle>
        <chart:plot-area chart:style-name="ch4" table:cell-range-address="Int.A8:Int.A13 Int.H8:Int.H13" chart:data-source-has-labels="row" svg:x="0.322cm" svg:y="2.109cm" svg:width="15.461cm" svg:height="5.396cm">
          <chartooo:coordinate-region svg:x="1.975cm" svg:y="2.308cm" svg:width="13.714cm" svg:height="4.5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H8:Int.H13" chart:label-cell-address="Int.A8:Int.A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A8:Int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3">
                <text:p>0.00003</text:p>
                <draw:g>
                  <svg:desc>Int.H8:Int.H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744">
                <text:p>0.000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56">
                <text:p>0.000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931">
                <text:p>0.0049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05cm" svg:height="7.622cm" xlink:href=".." xlink:type="simple" chart:class="chart:line" chart:style-name="ch1">
        <chart:title svg:x="4.781cm" svg:y="0.288cm" chart:style-name="ch2">
          <text:p>Aceleración con tiling y sin tiling</text:p>
        </chart:title>
        <chart:subtitle svg:x="7.453cm" svg:y="1.245cm" chart:style-name="ch3">
          <text:p>32x32</text:p>
        </chart:subtitle>
        <chart:plot-area chart:style-name="ch4" table:cell-range-address="Int.A8:Int.A13 Int.I8:Int.I13 Int.G8:Int.G13" chart:data-source-has-labels="row" svg:x="0.322cm" svg:y="2.106cm" svg:width="15.461cm" svg:height="5.364cm">
          <chartooo:coordinate-region svg:x="1.129cm" svg:y="2.305cm" svg:width="14.56cm" svg:height="4.5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I8:Int.I13" chart:label-cell-address="Int.A8:Int.A13" chart:class="chart:line">
            <chart:data-point chart:repeated="6"/>
          </chart:series>
          <chart:series chart:style-name="ch9" chart:values-cell-range-address="Int.G8:Int.G13" chart:label-cell-address="Int.A8:Int.A13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A8:Int.A13</svg:desc>
                </draw:g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A8:Int.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666666666667">
                <text:p>0.0666666666666667</text:p>
                <draw:g>
                  <svg:desc>Int.I8:Int.I13</svg:desc>
                </draw:g>
              </table:table-cell>
              <table:table-cell office:value-type="float" office:value="0.0444444444444444">
                <text:p>0.0444444444444444</text:p>
                <draw:g>
                  <svg:desc>Int.G8:Int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1935483870968">
                <text:p>3.41935483870968</text:p>
              </table:table-cell>
              <table:table-cell office:value-type="float" office:value="1.96296296296296">
                <text:p>1.96296296296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44">
                <text:p>66.44</text:p>
              </table:table-cell>
              <table:table-cell office:value-type="float" office:value="39.547619047619">
                <text:p>39.547619047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.215053763441">
                <text:p>164.215053763441</text:p>
              </table:table-cell>
              <table:table-cell office:value-type="float" office:value="111.372835004558">
                <text:p>111.3728350045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.977803738318">
                <text:p>309.977803738318</text:p>
              </table:table-cell>
              <table:table-cell office:value-type="float" office:value="152.758203799655">
                <text:p>152.758203799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8.06266477388">
                <text:p>408.06266477388</text:p>
              </table:table-cell>
              <table:table-cell office:value-type="float" office:value="187.788800746617">
                <text:p>187.7888007466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5.081cm" svg:y="0.288cm" chart:style-name="ch2">
          <text:p>Tiempo Ejecucion Secuencial</text:p>
        </chart:title>
        <chart:subtitle svg:x="7.462cm" svg:y="1.245cm" chart:style-name="ch3">
          <text:p>16x16</text:p>
        </chart:subtitle>
        <chart:plot-area chart:style-name="ch4" table:cell-range-address="Int.L8:Int.L13 Int.P8:Int.P13" chart:data-source-has-labels="row" svg:x="0.322cm" svg:y="2.106cm" svg:width="15.479cm" svg:height="5.382cm">
          <chartooo:coordinate-region svg:x="1.975cm" svg:y="2.306cm" svg:width="13.732cm" svg:height="4.53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P8:Int.P13" chart:label-cell-address="Int.L8:Int.L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L8:Int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Int.P8:Int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287">
                <text:p>0.002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9508">
                <text:p>0.129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1021">
                <text:p>0.261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9549">
                <text:p>2.0195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79cm" svg:y="0.288cm" chart:style-name="ch2">
          <text:p>Tiempo Ejecución Paralelo Sin TIling</text:p>
        </chart:title>
        <chart:subtitle svg:x="7.462cm" svg:y="1.245cm" chart:style-name="ch3">
          <text:p>16x16</text:p>
        </chart:subtitle>
        <chart:plot-area chart:style-name="ch4" table:cell-range-address="Int.L8:Int.L13 Int.Q8:Int.Q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Q8:Int.Q13" chart:label-cell-address="Int.L8:Int.L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L8:Int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3">
                <text:p>0.000043</text:p>
                <draw:g>
                  <svg:desc>Int.Q8:Int.Q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999">
                <text:p>0.001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811">
                <text:p>0.0128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4.326cm" svg:y="0.288cm" chart:style-name="ch2">
          <text:p>Tiempo Ejecución Paralelo Con Tiling</text:p>
        </chart:title>
        <chart:subtitle svg:x="7.462cm" svg:y="1.245cm" chart:style-name="ch3">
          <text:p>16x16</text:p>
        </chart:subtitle>
        <chart:plot-area chart:style-name="ch4" table:cell-range-address="Int.L8:Int.L13 Int.S8:Int.S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S8:Int.S13" chart:label-cell-address="Int.L8:Int.L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L8:Int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6">
                <text:p>0.000026</text:p>
                <draw:g>
                  <svg:desc>Int.S8:Int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44">
                <text:p>0.001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3">
                <text:p>0.000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706">
                <text:p>0.0057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6cm" chart:symbol-height="0.176cm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6.105cm" svg:height="7.622cm" xlink:href=".." xlink:type="simple" chart:class="chart:line" chart:style-name="ch1">
        <chart:title svg:x="4.781cm" svg:y="0.288cm" chart:style-name="ch2">
          <text:p>Aceleración con tiling y sin tiling</text:p>
        </chart:title>
        <chart:subtitle svg:x="7.453cm" svg:y="1.245cm" chart:style-name="ch3">
          <text:p>16x16</text:p>
        </chart:subtitle>
        <chart:plot-area chart:style-name="ch4" table:cell-range-address="Int.L8:Int.L13 Int.R8:Int.R13 Int.T8:Int.T13" chart:data-source-has-labels="row" svg:x="0.322cm" svg:y="2.106cm" svg:width="15.461cm" svg:height="5.364cm">
          <chartooo:coordinate-region svg:x="1.129cm" svg:y="2.305cm" svg:width="14.56cm" svg:height="4.5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R8:Int.R13" chart:label-cell-address="Int.L8:Int.L13" chart:class="chart:line">
            <chart:data-point chart:repeated="6"/>
          </chart:series>
          <chart:series chart:style-name="ch9" chart:values-cell-range-address="Int.T8:Int.T13" chart:label-cell-address="Int.L8:Int.L13" chart:class="chart:line">
            <chart:data-point chart:repeated="6"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L8:Int.L13</svg:desc>
                </draw:g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L8:Int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2558139534884">
                <text:p>0.0232558139534884</text:p>
                <draw:g>
                  <svg:desc>Int.R8:Int.R13</svg:desc>
                </draw:g>
              </table:table-cell>
              <table:table-cell office:value-type="float" office:value="0.0384615384615385">
                <text:p>0.0384615384615385</text:p>
                <draw:g>
                  <svg:desc>Int.T8:Int.T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3205128205128">
                <text:p>29.3205128205128</text:p>
              </table:table-cell>
              <table:table-cell office:value-type="float" office:value="47.6458333333333">
                <text:p>47.645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.146614069691">
                <text:p>85.146614069691</text:p>
              </table:table-cell>
              <table:table-cell office:value-type="float" office:value="124.049808429119">
                <text:p>124.049808429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.575787893947">
                <text:p>130.575787893947</text:p>
              </table:table-cell>
              <table:table-cell office:value-type="float" office:value="280.667741935484">
                <text:p>280.667741935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7.64179220982">
                <text:p>157.64179220982</text:p>
              </table:table-cell>
              <table:table-cell office:value-type="float" office:value="353.934279705573">
                <text:p>353.9342797055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symbol-type="automatic" chart:symbol-width="0.176cm" chart:symbol-height="0.176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10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.123cm" svg:height="7.64cm" xlink:href=".." xlink:type="simple" chart:class="chart:line" chart:style-name="ch1">
        <chart:title svg:x="5.081cm" svg:y="0.288cm" chart:style-name="ch2">
          <text:p>Tiempo Ejecucion Secuencial</text:p>
        </chart:title>
        <chart:subtitle svg:x="7.673cm" svg:y="1.245cm" chart:style-name="ch3">
          <text:p>4x4</text:p>
        </chart:subtitle>
        <chart:plot-area chart:style-name="ch4" table:cell-range-address="Int.V8:Int.V13 Int.Z8:Int.Z13" chart:data-source-has-labels="row" svg:x="0.322cm" svg:y="2.106cm" svg:width="15.479cm" svg:height="5.382cm">
          <chartooo:coordinate-region svg:x="1.975cm" svg:y="2.305cm" svg:width="13.732cm" svg:height="4.53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t.Z8:Int.Z13" chart:label-cell-address="Int.V8:Int.V13" chart:class="chart:line">
            <chart:data-point chart:repeated="6"/>
          </chart:series>
          <chart:series chart:style-name="ch9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</text:list>
                <draw:g>
                  <svg:desc>Int.V8:Int.V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">
                <text:p>0.000001</text:p>
                <draw:g>
                  <svg:desc>Int.Z8:Int.Z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308">
                <text:p>0.003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298">
                <text:p>0.125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68833">
                <text:p>0.268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15245">
                <text:p>2.51524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Linux_x86 LibreOffice_project/edfb5295ba211bd31ad47d0bad0118690f76407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